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>
      <style:text-properties style:text-underline-style="solid" style:text-underline-type="single"/>
    </style:style>
    <style:style style:name="ce6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9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ext-properties fo:color="#FF0000" style:text-underline-style="solid" style:text-underline-type="double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ext-properties fo:font-size="26pt" style:font-size-asian="26pt" style:font-size-complex="26pt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36"/>
    <style:style style:name="ce17" style:family="table-cell" style:parent-style-name="Default" style:data-style-name="N14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C9211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3333" style:text-line-through-style="none" style:font-name="Liberation Mono" style:font-name-asian="Liberation Mono" style:font-name-complex="Liberation Mon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FF3333" style:text-line-through-style="none" style:font-name="Liberation Mono" style:font-name-asian="Liberation Mono" style:font-name-complex="Liberation Mono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0.719666666666667cm"/>
    </style:style>
    <style:style style:name="co3" style:family="table-column">
      <style:table-column-properties fo:break-before="auto" style:column-width="4.2968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3.83116666666667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7.45pt" style:use-optimal-row-height="false" fo:break-before="auto"/>
    </style:style>
    <style:style style:name="ro3" style:family="table-row">
      <style:table-row-properties style:row-height="55.5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>
      <style:map style:condition="of:cell-content()=4" style:apply-style-name="cf1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A</text:p>
          </table:table-cell>
          <table:table-cell office:value-type="string" table:style-name="ce3">
            <text:p>B</text:p>
          </table:table-cell>
          <table:table-cell office:value-type="string" table:style-name="ce4">
            <text:p>C</text:p>
          </table:table-cell>
          <table:table-cell office:value-type="string" table:style-name="ce5">
            <text:p>D</text:p>
          </table:table-cell>
          <table:table-cell office:value-type="string" table:style-name="ce6">
            <text:p>E</text:p>
          </table:table-cell>
          <table:table-cell table:number-columns-repeated="16379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office:annotation draw:style-name="a0" svg:x="3.1in" svg:y="0in" svg:width="1.13333333333333in" svg:height="0.7in">
              <dc:creator/>
              <text:p><text:span text:style-name="T4">miau</text:span></text:p>
            </office:annotation>
            <text:p><text:s text:c="2"/>H <text:s/>ASF ASG</text:p>
          </table:table-cell>
          <table:table-cell office:value-type="string" table:style-name="ce10">
            <text:p>I</text:p>
          </table:table-cell>
          <table:table-cell office:value-type="string" table:style-name="ce11">
            <text:p>J</text:p>
          </table:table-cell>
          <table:table-cell table:number-columns-repeated="16379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as K</text:p>
            <text:p>Afsafasf</text:p>
            <text:p>Safasgasg</text:p>
            <text:p/>
          </table:table-cell>
          <table:table-cell office:value-type="string" table:style-name="ce12">
            <office:annotation draw:style-name="a1" svg:x="3.98333333333333in" svg:y="0in" svg:width="1.13333333333333in" svg:height="0.7in">
              <dc:creator/>
              <text:p><text:span text:style-name="T5">Test</text:span></text:p>
              <text:p><text:span text:style-name="T5"/></text:p>
              <text:p><text:span text:style-name="T5">aa</text:span></text:p>
            </office:annotation>
            <text:p>L</text:p>
          </table:table-cell>
          <table:table-cell office:value-type="string" table:style-name="ce13">
            <text:p>M</text:p>
          </table:table-cell>
          <table:table-cell table:number-columns-repeated="16379"/>
        </table:table-row>
        <table:table-row table:style-name="ro4"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table:number-columns-repeated="16379"/>
        </table:table-row>
        <table:table-row table:style-name="ro4"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table:number-columns-repeated="16379"/>
        </table:table-row>
        <table:table-row table:style-name="ro4">
          <table:table-cell office:value-type="float" office:value="5" table:style-name="ce18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8">
            <text:p>Pranjal Bhardwaj</text:p>
          </table:table-cell>
          <table:table-cell office:value-type="string" table:style-name="ce1">
            <text:p>E19CSE432</text:p>
          </table:table-cell>
          <table:table-cell office:value-type="string" table:style-name="ce1">
            <text:p>EB09</text:p>
          </table:table-cell>
          <table:table-cell table:number-columns-repeated="16379"/>
        </table:table-row>
        <table:table-row table:number-rows-repeated="1048570" table:style-name="ro4">
          <table:table-cell table:number-columns-repeated="16384"/>
        </table:table-row>
      </table:table>
      <table:table table:name="B" table:style-name="ta1">
        <table:table-column table:style-name="co1" table:number-columns-repeated="4" table:default-cell-style-name="ce1"/>
        <table:table-column table:style-name="co6" table:number-columns-repeated="16380" table:default-cell-style-name="ce1"/>
        <table:table-row table:style-name="ro4">
          <table:table-cell office:value-type="float" office:value="1" table:style-name="ce1">
            <text:p>1</text:p>
          </table:table-cell>
          <table:table-cell office:value-type="float" office:value="2" table:number-columns-spanned="2" table:number-rows-spanned="2" table:style-name="ce14">
            <text:p>2</text:p>
          </table:table-cell>
          <table:covered-table-cell/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4">
          <table:table-cell office:value-type="float" office:value="4" table:style-name="ce1">
            <text:p>4</text:p>
          </table:table-cell>
          <table:covered-table-cell/>
          <table:covered-table-cell/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4">
          <table:table-cell table:number-columns-repeated="3" table:style-name="ce1"/>
          <table:table-cell office:value-type="float" office:value="18" table:formula="of:=SUM([.A1:.C2])+[.D1]+[.D2]" table:style-name="ce1">
            <text:p>18</text:p>
          </table:table-cell>
          <table:table-cell table:number-columns-repeated="16380"/>
        </table:table-row>
        <table:table-row table:number-rows-repeated="1048573" table:style-name="ro4">
          <table:table-cell table:number-columns-repeated="16384"/>
        </table:table-row>
      </table:table>
      <table:table table:name="C" table:style-name="ta1">
        <table:table-column table:style-name="co1" table:number-columns-repeated="2" table:default-cell-style-name="ce1"/>
        <table:table-column table:style-name="co6" table:number-columns-repeated="16382" table:default-cell-style-name="ce1"/>
        <table:table-row table:style-name="ro5">
          <table:table-cell office:value-type="string" table:style-name="ce1">
            <text:p>abc</text:p>
          </table:table-cell>
          <table:table-cell office:value-type="string" table:style-name="ce1">
            <text:p><text:span text:style-name="T2">d</text:span>e<text:span text:style-name="T6">f</text:span>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g</text:p>
            <text:p>h</text:p>
            <text:p>i</text:p>
          </table:table-cell>
          <table:table-cell office:value-type="string" table:style-name="ce15">
            <text:p>jk</text:p>
            <text:p><text:span text:style-name="T2">l</text:span><text:span text:style-name="T3">m</text:span><text:span text:style-name="T3"/></text:p>
            <text:p><text:span text:style-name="T7">n</text:span><text:span text:style-name="T6">o</text:span></text:p>
          </table:table-cell>
          <table:table-cell table:number-columns-repeated="16382"/>
        </table:table-row>
        <table:table-row table:style-name="ro4">
          <table:table-cell office:value-type="currency" office:value="4" table:style-name="ce16">
            <text:p>4.00 €</text:p>
          </table:table-cell>
          <table:table-cell table:number-columns-repeated="16383" table:style-name="ce1"/>
        </table:table-row>
        <table:table-row table:style-name="ro4">
          <table:table-cell office:value-type="percentage" office:value="0.4" table:style-name="ce17">
            <text:p>40.00%</text:p>
          </table:table-cell>
          <table:table-cell table:number-columns-repeated="16383" table:style-name="ce1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in_32_t_237_tulo1" style:display-name="Sin título1" style:family="table-cell" style:data-style-name="N0">
      <style:table-cell-properties style:vertical-align="automatic" fo:background-color="#FF9900"/>
      <style:text-properties fo:color="#FF3333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9900"/>
      <style:text-properties fo:color="#FF3333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Sadhil Chhabra</dc:creator>
    <meta:creation-date>2017-11-04T23:14:58Z</meta:creation-date>
    <dc:date>2021-08-21T16:01:56Z</dc:date>
    <meta:editing-cycles>29</meta:editing-cycles>
    <meta:editing-duration>PT3009S</meta:editing-duration>
  </office:meta>
</office:document-meta>
</file>